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Liberation Mono" svg:font-family="Liberation Mono" style:font-family-generic="modern" style:font-pitch="fixed"/>
    <style:font-face style:name="OpenSymbol" style:font-charset="x-symbol" svg:font-family="OpenSymbol" style:font-family-generic="system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3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3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3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3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3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3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style:style style:name="P1" style:parent-style-name="Título1" style:master-page-name="MP0" style:family="paragraph">
      <style:paragraph-properties fo:break-before="page" fo:margin-top="0in" fo:margin-bottom="0.0597in"/>
      <style:text-properties style:font-name="Verdana" fo:font-size="12pt" style:font-size-asian="12pt" style:font-size-complex="12pt"/>
    </style:style>
    <style:style style:name="P2" style:parent-style-name="Título2" style:family="paragraph">
      <style:paragraph-properties fo:margin-top="0in" fo:margin-bottom="0.0597in"/>
      <style:text-properties style:font-name="Verdana" fo:font-size="12pt" style:font-size-asian="12pt" style:font-size-complex="12pt"/>
    </style:style>
    <style:style style:name="P3" style:parent-style-name="Textbody" style:family="paragraph">
      <style:paragraph-properties fo:border="0.0034in solid #000000" fo:padding="0.0138in" style:shadow="none" fo:margin-bottom="0.0597in" fo:line-height="100%" fo:margin-left="0.4923in">
        <style:tab-stops/>
      </style:paragraph-properties>
    </style:style>
    <style:style style:name="T4" style:parent-style-name="StrongEmphasis" style:family="text">
      <style:text-properties style:font-name="Verdana"/>
    </style:style>
    <style:style style:name="T5" style:parent-style-name="Fonteparág.padrão" style:family="text">
      <style:text-properties style:font-name="Verdana"/>
    </style:style>
    <style:style style:name="T6" style:parent-style-name="Fonteparág.padrão" style:family="text">
      <style:text-properties style:font-name="Verdana"/>
    </style:style>
    <style:style style:name="P7" style:parent-style-name="Textbody" style:family="paragraph">
      <style:paragraph-properties fo:border="0.0034in solid #000000" fo:padding="0.0138in" style:shadow="none" fo:margin-bottom="0.0597in" fo:line-height="100%" fo:margin-left="0.4923in">
        <style:tab-stops/>
      </style:paragraph-properties>
    </style:style>
    <style:style style:name="T8" style:parent-style-name="StrongEmphasis" style:family="text">
      <style:text-properties style:font-name="Verdana"/>
    </style:style>
    <style:style style:name="T9" style:parent-style-name="Fonteparág.padrão" style:family="text">
      <style:text-properties style:font-name="Verdana"/>
    </style:style>
    <style:style style:name="P10" style:parent-style-name="Textbody" style:family="paragraph">
      <style:paragraph-properties fo:border="0.0034in solid #000000" fo:padding="0.0138in" style:shadow="none" fo:margin-bottom="0.0597in" fo:line-height="100%" fo:margin-left="0.4923in">
        <style:tab-stops/>
      </style:paragraph-properties>
    </style:style>
    <style:style style:name="T11" style:parent-style-name="StrongEmphasis" style:family="text">
      <style:text-properties style:font-name="Verdana"/>
    </style:style>
    <style:style style:name="T12" style:parent-style-name="Fonteparág.padrão" style:family="text">
      <style:text-properties style:font-name="Verdana"/>
    </style:style>
    <style:style style:name="T13" style:parent-style-name="Fonteparág.padrão" style:family="text">
      <style:text-properties style:font-name="Verdana"/>
    </style:style>
    <style:style style:name="P14" style:parent-style-name="Textbody" style:family="paragraph">
      <style:paragraph-properties fo:border="0.0034in solid #000000" fo:padding="0.0138in" style:shadow="none" fo:margin-bottom="0.0597in" fo:line-height="100%" fo:margin-left="0.4923in">
        <style:tab-stops/>
      </style:paragraph-properties>
    </style:style>
    <style:style style:name="T15" style:parent-style-name="StrongEmphasis" style:family="text">
      <style:text-properties style:font-name="Verdana"/>
    </style:style>
    <style:style style:name="T16" style:parent-style-name="Fonteparág.padrão" style:family="text">
      <style:text-properties style:font-name="Verdana"/>
    </style:style>
    <style:style style:name="T17" style:parent-style-name="Fonteparág.padrão" style:family="text">
      <style:text-properties style:font-name="Verdana"/>
    </style:style>
    <style:style style:name="P18" style:parent-style-name="Textbody" style:family="paragraph">
      <style:paragraph-properties fo:border="0.0034in solid #000000" fo:padding="0.0138in" style:shadow="none" fo:margin-bottom="0.0597in" fo:line-height="100%" fo:margin-left="0.4923in">
        <style:tab-stops/>
      </style:paragraph-properties>
    </style:style>
    <style:style style:name="T19" style:parent-style-name="StrongEmphasis" style:family="text">
      <style:text-properties style:font-name="Verdana"/>
    </style:style>
    <style:style style:name="T20" style:parent-style-name="Fonteparág.padrão" style:family="text">
      <style:text-properties style:font-name="Verdana"/>
    </style:style>
    <style:style style:name="T21" style:parent-style-name="Fonteparág.padrão" style:family="text">
      <style:text-properties style:font-name="Verdana"/>
    </style:style>
    <style:style style:name="T22" style:parent-style-name="Fonteparág.padrão" style:family="text">
      <style:text-properties style:font-name="Verdana"/>
    </style:style>
    <style:style style:name="T23" style:parent-style-name="StrongEmphasis" style:family="text">
      <style:text-properties style:font-name="Verdana"/>
    </style:style>
    <style:style style:name="T24" style:parent-style-name="StrongEmphasis" style:family="text">
      <style:text-properties style:font-name="Verdana" fo:font-weight="normal" style:font-weight-asian="normal" style:font-weight-complex="normal"/>
    </style:style>
    <style:style style:name="T25" style:parent-style-name="StrongEmphasis" style:family="text">
      <style:text-properties style:font-name="Verdana"/>
    </style:style>
    <style:style style:name="T26" style:parent-style-name="Fonteparág.padrão" style:family="text">
      <style:text-properties style:font-name="Verdana"/>
    </style:style>
    <style:style style:name="T27" style:parent-style-name="Fonteparág.padrão" style:family="text">
      <style:text-properties style:font-name="Verdana"/>
    </style:style>
    <style:style style:name="P28" style:parent-style-name="Título2" style:family="paragraph">
      <style:paragraph-properties fo:margin-top="0in" fo:margin-bottom="0.0597in"/>
      <style:text-properties style:font-name="Verdana" fo:font-size="12pt" style:font-size-asian="12pt" style:font-size-complex="12pt"/>
    </style:style>
    <style:style style:name="P29" style:parent-style-name="Título2" style:family="paragraph">
      <style:paragraph-properties fo:margin-top="0in" fo:margin-bottom="0.0597in"/>
      <style:text-properties style:font-name="Verdana" fo:font-size="12pt" style:font-size-asian="12pt" style:font-size-complex="12pt"/>
    </style:style>
    <style:style style:name="P30" style:parent-style-name="Normal" style:family="paragraph">
      <style:paragraph-properties fo:text-align="justify" fo:line-height="150%"/>
    </style:style>
    <style:style style:name="P31" style:parent-style-name="Título2" style:family="paragraph">
      <style:paragraph-properties fo:margin-top="0in" fo:margin-bottom="0.0597in"/>
      <style:text-properties style:font-name="Verdana" fo:font-size="12pt" style:font-size-asian="12pt" style:font-size-complex="12pt"/>
    </style:style>
    <style:style style:name="P32" style:parent-style-name="Normal" style:family="paragraph">
      <style:paragraph-properties fo:text-align="justify" fo:line-height="150%"/>
    </style:style>
    <style:style style:name="P33" style:parent-style-name="Normal" style:family="paragraph">
      <style:paragraph-properties fo:text-align="justify" fo:line-height="150%"/>
    </style:style>
    <style:style style:name="P34" style:parent-style-name="Título2" style:family="paragraph">
      <style:paragraph-properties fo:margin-top="0in" fo:margin-bottom="0.0597in"/>
      <style:text-properties style:font-name="Verdana" fo:font-size="12pt" style:font-size-asian="12pt" style:font-size-complex="12pt"/>
    </style:style>
    <style:style style:name="P35" style:parent-style-name="Normal" style:family="paragraph">
      <style:paragraph-properties fo:text-align="justify" fo:line-height="150%"/>
    </style:style>
    <style:style style:name="P36" style:parent-style-name="Normal" style:family="paragraph">
      <style:paragraph-properties fo:text-align="justify" fo:line-height="150%"/>
    </style:style>
    <style:style style:name="P37" style:parent-style-name="Normal" style:family="paragraph">
      <style:paragraph-properties fo:text-align="justify" fo:line-height="150%"/>
    </style:style>
    <style:style style:name="P38" style:parent-style-name="Normal" style:family="paragraph">
      <style:paragraph-properties fo:text-align="justify" fo:line-height="150%"/>
    </style:style>
    <style:style style:name="P39" style:parent-style-name="Normal" style:family="paragraph">
      <style:paragraph-properties fo:text-align="justify" fo:line-height="150%"/>
    </style:style>
    <style:style style:name="P40" style:parent-style-name="Normal" style:family="paragraph">
      <style:paragraph-properties fo:text-align="justify" fo:line-height="150%"/>
    </style:style>
    <style:style style:name="P41" style:parent-style-name="Título2" style:family="paragraph">
      <style:paragraph-properties fo:margin-top="0in" fo:margin-bottom="0.0597in"/>
      <style:text-properties style:font-name="Verdana" fo:font-size="12pt" style:font-size-asian="12pt" style:font-size-complex="12pt"/>
    </style:style>
    <style:style style:name="P42" style:parent-style-name="Normal" style:family="paragraph">
      <style:paragraph-properties fo:text-align="justify" fo:line-height="150%"/>
    </style:style>
    <style:style style:name="P43" style:parent-style-name="Normal" style:family="paragraph">
      <style:paragraph-properties fo:text-align="justify" fo:line-height="150%"/>
    </style:style>
    <style:style style:name="P44" style:parent-style-name="Normal" style:family="paragraph">
      <style:paragraph-properties fo:text-align="justify" fo:line-height="150%"/>
    </style:style>
    <style:style style:name="P45" style:parent-style-name="Normal" style:family="paragraph">
      <style:paragraph-properties fo:text-align="justify" fo:line-height="150%"/>
    </style:style>
    <style:style style:name="P46" style:parent-style-name="Normal" style:family="paragraph">
      <style:paragraph-properties fo:text-align="justify" fo:line-height="150%"/>
    </style:style>
    <style:style style:name="P47" style:parent-style-name="Título2" style:family="paragraph">
      <style:paragraph-properties fo:margin-top="0in" fo:margin-bottom="0.0597in"/>
      <style:text-properties style:font-name="Verdana" fo:font-size="12pt" style:font-size-asian="12pt" style:font-size-complex="12pt"/>
    </style:style>
    <style:style style:name="P48" style:parent-style-name="Textbody" style:family="paragraph">
      <style:paragraph-properties fo:text-align="justify" fo:margin-bottom="0.0597in" fo:line-height="150%"/>
    </style:style>
    <style:style style:name="T49" style:parent-style-name="StrongEmphasis" style:family="text">
      <style:text-properties style:font-name="Verdana"/>
    </style:style>
    <style:style style:name="T50" style:parent-style-name="Fonteparág.padrão" style:family="text">
      <style:text-properties style:font-name="Verdana"/>
    </style:style>
    <style:style style:name="P51" style:parent-style-name="Textbody" style:family="paragraph">
      <style:paragraph-properties fo:text-align="justify" fo:margin-bottom="0.0597in" fo:line-height="150%"/>
    </style:style>
    <style:style style:name="T52" style:parent-style-name="StrongEmphasis" style:family="text">
      <style:text-properties style:font-name="Verdana"/>
    </style:style>
    <style:style style:name="T53" style:parent-style-name="Fonteparág.padrão" style:family="text">
      <style:text-properties style:font-name="Verdana"/>
    </style:style>
    <style:style style:name="P54" style:parent-style-name="Textbody" style:family="paragraph">
      <style:paragraph-properties fo:margin-bottom="0.0597in" fo:line-height="150%"/>
    </style:style>
    <style:style style:name="T55" style:parent-style-name="StrongEmphasis" style:family="text">
      <style:text-properties style:font-name="Verdana"/>
    </style:style>
    <style:style style:name="T56" style:parent-style-name="Fonteparág.padrão" style:family="text">
      <style:text-properties style:font-name="Verdana"/>
    </style:style>
    <style:style style:name="P57" style:parent-style-name="HorizontalLine" style:family="paragraph">
      <style:paragraph-properties fo:margin-bottom="0.0597in"/>
      <style:text-properties style:font-name="Verdana" fo:font-size="12pt" style:font-size-asian="12pt" style:font-size-complex="12pt"/>
    </style:style>
    <style:style style:name="P58" style:parent-style-name="Título2" style:family="paragraph">
      <style:paragraph-properties fo:margin-top="0in" fo:margin-bottom="0.0597in"/>
      <style:text-properties style:font-name="Verdana" fo:font-size="12pt" style:font-size-asian="12pt" style:font-size-complex="12pt"/>
    </style:style>
    <style:style style:name="P59" style:parent-style-name="Normal" style:family="paragraph">
      <style:paragraph-properties fo:line-height="150%"/>
    </style:style>
    <style:style style:name="P60" style:parent-style-name="Normal" style:family="paragraph">
      <style:paragraph-properties fo:line-height="150%"/>
    </style:style>
    <style:style style:name="P61" style:parent-style-name="Normal" style:family="paragraph">
      <style:paragraph-properties fo:line-height="150%"/>
    </style:style>
    <style:style style:name="P62" style:parent-style-name="Normal" style:family="paragraph">
      <style:paragraph-properties fo:line-height="150%"/>
    </style:style>
    <style:style style:name="P63" style:parent-style-name="Normal" style:family="paragraph">
      <style:paragraph-properties fo:line-height="150%"/>
    </style:style>
    <style:style style:name="P64" style:parent-style-name="Textbody" style:family="paragraph">
      <style:paragraph-properties fo:margin-bottom="0.0597in" fo:line-height="100%"/>
      <style:text-properties style:font-name="Verdana"/>
    </style:style>
    <style:style style:name="P65" style:parent-style-name="HorizontalLine" style:family="paragraph">
      <style:paragraph-properties fo:margin-bottom="0.0597in"/>
      <style:text-properties style:font-name="Verdana" fo:font-size="12pt" style:font-size-asian="12pt" style:font-size-complex="12pt"/>
    </style:style>
    <style:style style:name="P66" style:parent-style-name="Título2" style:family="paragraph">
      <style:paragraph-properties fo:margin-top="0in" fo:margin-bottom="0.0597in"/>
      <style:text-properties style:font-name="Verdana" fo:font-size="12pt" style:font-size-asian="12pt" style:font-size-complex="12pt"/>
    </style:style>
    <style:style style:name="P67" style:parent-style-name="Textbody" style:family="paragraph">
      <style:paragraph-properties fo:margin-bottom="0.0597in" fo:line-height="150%"/>
      <style:text-properties style:font-name="Verdana"/>
    </style:style>
    <style:style style:name="P68" style:parent-style-name="Normal" style:family="paragraph">
      <style:paragraph-properties fo:line-height="150%"/>
    </style:style>
    <style:style style:name="P69" style:parent-style-name="Normal" style:family="paragraph">
      <style:paragraph-properties fo:line-height="150%"/>
    </style:style>
    <style:style style:name="P70" style:parent-style-name="Normal" style:family="paragraph">
      <style:paragraph-properties fo:line-height="150%"/>
    </style:style>
    <style:style style:name="P71" style:parent-style-name="Normal" style:family="paragraph">
      <style:paragraph-properties fo:line-height="150%"/>
    </style:style>
    <style:style style:name="P72" style:parent-style-name="HorizontalLine" style:family="paragraph">
      <style:paragraph-properties fo:margin-bottom="0.0597in"/>
      <style:text-properties style:font-name="Verdana" fo:font-size="12pt" style:font-size-asian="12pt" style:font-size-complex="12pt"/>
    </style:style>
    <style:style style:name="P73" style:parent-style-name="Título2" style:family="paragraph">
      <style:paragraph-properties fo:margin-top="0in" fo:margin-bottom="0.0597in"/>
      <style:text-properties style:font-name="Verdana" fo:font-size="12pt" style:font-size-asian="12pt" style:font-size-complex="12pt"/>
    </style:style>
    <style:style style:name="P74" style:parent-style-name="Normal" style:family="paragraph">
      <style:paragraph-properties fo:text-align="justify" fo:line-height="150%"/>
    </style:style>
    <style:style style:name="P75" style:parent-style-name="Textbody" style:family="paragraph">
      <style:paragraph-properties fo:margin-bottom="0.0597in"/>
    </style:style>
  </office:automatic-styles>
  <office:body>
    <office:text text:use-soft-page-breaks="true">
      <text:h text:style-name="P1" text:outline-level="1">Documento Técnico de Requisitos Funcionais e Não Funcionais</text:h>
      <text:h text:style-name="P2" text:outline-level="2">1. Identificação do Projeto</text:h>
      <text:p text:style-name="P3"><text:span text:style-name="T4">Título do Projeto</text:span><text:span text:style-name="T5">:<text:s/></text:span><text:span text:style-name="T6">Otimização no Agronegócio: IoT na Avicultura</text:span></text:p>
      <text:p text:style-name="P7"><text:span text:style-name="T8">Disciplina</text:span><text:span text:style-name="T9">: Projeto de IoT para o Big Data</text:span></text:p>
      <text:p text:style-name="P10"><text:span text:style-name="T11">Equipe</text:span><text:span text:style-name="T12">:<text:s/></text:span><text:span text:style-name="T13">Big Data no Agronegócio – 5º Sem</text:span></text:p>
      <text:p text:style-name="P14"><text:span text:style-name="T15">Professor Orientador</text:span><text:span text:style-name="T16">:<text:s/></text:span><text:span text:style-name="T17">Antônio Fernando Traina</text:span></text:p>
      <text:p text:style-name="P18"><text:span text:style-name="T19">Data</text:span><text:span text:style-name="T20">: <text:s/></text:span><text:span text:style-name="T21">01</text:span><text:span text:style-name="T22"><text:s text:c="2"/></text:span><text:span text:style-name="T23">/</text:span><text:span text:style-name="T24">10</text:span><text:span text:style-name="T25"><text:s/></text:span><text:span text:style-name="T26">/</text:span><text:span text:style-name="T27"><text:s/>25</text:span></text:p>
      <text:h text:style-name="P28" text:outline-level="2"/>
      <text:h text:style-name="P29" text:outline-level="2">2.<text:s/>Introdução</text:h>
      <text:p text:style-name="P30">Este projeto tem como objetivo desenvolver um sistema de controle climático inteligente para aviários, baseado em dispositivos IoT. O contexto do problema reside nas elevadas taxas de mortalidade e no baixo desempenho produtivo das aves quando submetidas a condições inadequadas de temperatura, umidade e qualidade do ar. O objetivo principal é aplicar tecnologias de monitoramento e automação para reduzir perdas, melhorar o bem-estar animal e aumentar a competitividade do setor avícola.</text:p>
      <text:p text:style-name="Normal"/>
      <text:h text:style-name="P31" text:outline-level="2">3. Escopo do Sistema</text:h>
      <text:p text:style-name="P32">Inclui: Monitoramento em tempo real de variáveis ambientais (temperatura, umidade, CO₂ e amônia), acionamento automático de exaustores e nebulizadores, envio de dados para a nuvem, visualização em dashboard e geração de alertas.</text:p>
      <text:p text:style-name="P33">Não inclui: Gestão de estoque de ração, integração com sistemas ERP, controle de transporte e logística externa.</text:p>
      <text:p text:style-name="Normal"/>
      <text:h text:style-name="P34" text:outline-level="2">4. Requisitos Funcionais</text:h>
      <text:p text:style-name="P35">RF01 - Monitoramento ambiental: O sistema deve coletar dados de temperatura, umidade, CO₂ e amônia em tempo real. (Prioridade: Alta)</text:p>
      <text:p text:style-name="P36">RF02 - Controle automático: O sistema deve acionar ventiladores, nebulizadores e exaustores de forma dinâmica conforme parâmetros críticos. (Prioridade: Alta)</text:p>
      <text:p text:style-name="P37">RF03 - Envio de dados à nuvem: Os dados coletados devem ser transmitidos para plataforma em nuvem (Node-RED, Grafana). (Prioridade: Alta)</text:p>
      <text:p text:style-name="P38">RF04 - Alertas inteligentes: O sistema deve enviar alertas por aplicativo ou e-mail quando variáveis ultrapassarem limites definidos. (Prioridade: Média)</text:p>
      <text:p text:style-name="P39">RF05 - Dashboard: Deve existir um painel para visualização em tempo real e histórico dos dados. (Prioridade: Alta)</text:p>
      <text:p text:style-name="P40">RF06 - Relatórios analíticos: O sistema deve gerar relatórios semanais/mensais para análise de desempenho e bem-estar. (Prioridade: Média)</text:p>
      <text:p text:style-name="Textbody"/>
      <text:soft-page-break/>
      <text:h text:style-name="P41" text:outline-level="2">5. Requisitos Não Funcionais</text:h>
      <text:p text:style-name="P42">RNF01 - Disponibilidade: O sistema deve operar com disponibilidade mínima de 95%. (Critério de Aceitação: Logs de operação e uptime.)</text:p>
      <text:p text:style-name="P43">RNF02 - Segurança: Os dados transmitidos devem ser criptografados (TLS/SSL). (Critério de Aceitação: Testes de segurança de rede.)</text:p>
      <text:p text:style-name="P44">RNF03 - Escalabilidade: O sistema deve permitir expansão para múltiplos aviários. (Critério de Aceitação: Validação em piloto multi-aviário.)</text:p>
      <text:p text:style-name="P45">RNF04 - Baixo consumo energético: Os sensores devem operar com consumo reduzido, garantindo autonomia de pelo menos 12 meses em baterias. (Critério de Aceitação: Testes em campo.)</text:p>
      <text:p text:style-name="P46">RNF05 - Latência: O tempo entre a coleta e a resposta automática deve ser inferior a 5 segundos. (Critério de Aceitação: Testes de desempenho.)</text:p>
      <text:p text:style-name="Textbody"/>
      <text:h text:style-name="P47" text:outline-level="2">6. Infraestrutura</text:h>
      <text:list text:style-name="LFO2" text:continue-numbering="true">
        <text:list-item>
          <text:p text:style-name="P48"><text:span text:style-name="T49">Hardware</text:span><text:span text:style-name="T50">:</text:span><text:s/>ESP32, sensores de temperatura/umidade (DHT22, BME280), sensores de CO₂ (MH-Z19), sensores de amônia (MQ-135), módulos relé para automação, câmeras ESP32-CAM</text:p>
        </text:list-item>
        <text:list-item>
          <text:p text:style-name="P51"><text:span text:style-name="T52">Software</text:span><text:span text:style-name="T53">:</text:span><text:s/>Firmware em C++ (Arduino IDE), Node-RED para orquestração, Grafana/InfluxDB para dashboards e análise de dados, serviços em nuvem (AWS IoT, Azure IoT ou equivalente).</text:p>
        </text:list-item>
        <text:list-item>
          <text:p text:style-name="P54"><text:span text:style-name="T55">Conectividade</text:span><text:span text:style-name="T56">:</text:span><text:s/>Wi-Fi ou LoRaWAN (para ambientes rurais com baixa infraestrutura).</text:p>
        </text:list-item>
      </text:list>
      <text:p text:style-name="P57"/>
      <text:h text:style-name="P58" text:outline-level="2">7. Fluxo de Dados</text:h>
      <text:p text:style-name="P59">1. Sensores IoT coletam dados ambientais (temperatura, umidade, CO₂, amônia).</text:p>
      <text:p text:style-name="P60">2. Dados são enviados via ESP32 para o gateway (Wi-Fi/LoRa).</text:p>
      <text:p text:style-name="P61">3. Gateway processa e envia para nuvem (Node-RED, InfluxDB, Grafana).</text:p>
      <text:p text:style-name="P62">4. Plataforma gera dashboards e relatórios, além de emitir alertas.</text:p>
      <text:p text:style-name="P63">5. Caso parâmetros críticos sejam detectados, atuadores (ventiladores, nebulizadores, exaustores) são acionados automaticamente.</text:p>
      <text:p text:style-name="P64"><text:line-break/></text:p>
      <text:p text:style-name="P65"/>
      <text:h text:style-name="P66" text:outline-level="2">8. Critérios de Validação</text:h>
      <text:p text:style-name="P67">Definição de como os requisitos serão testados:</text:p>
      <text:p text:style-name="P68">• Testes unitários no firmware embarcado.</text:p>
      <text:p text:style-name="P69">• Testes de comunicação entre sensores, gateway e nuvem.</text:p>
      <text:soft-page-break/>
      <text:p text:style-name="P70">• Testes de desempenho, avaliando tempo de resposta inferior a 5 segundos.</text:p>
      <text:p text:style-name="P71">• Testes de campo em aviário piloto para validar eficiência do sistema.</text:p>
      <text:p text:style-name="P72"/>
      <text:h text:style-name="P73" text:outline-level="2">9. Conclusão</text:h>
      <text:p text:style-name="P74">O projeto propõe uma solução inovadora e prática para o setor avícola, utilizando IoT para monitoramento ambiental e automação climática em aviários. A definição clara de requisitos funcionais e não funcionais garante a robustez da solução, ao mesmo tempo em que reforça seu potencial acadêmico e aplicabilidade prática. O sistema oferece benefícios em bem-estar animal, eficiência produtiva e sustentabilidade.</text:p>
      <text:p text:style-name="Textbody"/>
      <text:p text:style-name="P7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Liberation Mono" svg:font-family="Liberation Mono" style:font-family-generic="modern" style:font-pitch="fixed"/>
    <style:font-face style:name="OpenSymbol" style:font-charset="x-symbol" svg:font-family="OpenSymbol" style:font-family-generic="system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style:font-name="Liberation Serif" style:font-name-asian="NSimSun" fo:font-weight="bold" style:font-weight-asian="bold" style:font-weight-complex="bold" fo:font-size="24pt" style:font-size-asian="24pt" style:font-size-complex="24pt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style:font-name="Liberation Serif" style:font-name-asian="NSimSun" fo:font-weight="bold" style:font-weight-asian="bold" style:font-weight-complex="bold" fo:font-size="18pt" style:font-size-asian="18pt" style:font-size-complex="18pt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style:font-name="Liberation Serif" style:font-name-asian="NSimSun"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orizontalLine" style:display-name="Horizontal Line" style:family="paragraph" style:parent-style-name="Standard" style:next-style-name="Textbody">
      <style:paragraph-properties text:number-lines="false" fo:margin-bottom="0.1965in"/>
      <style:text-properties fo:font-size="6pt" style:font-size-asian="6pt" style:font-size-complex="6pt"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PreformattedText" style:display-name="Preformatted Text" style:family="paragraph" style:parent-style-name="Standard">
      <style:text-properties style:font-name="Liberation Mono" style:font-name-complex="Liberation Mono" fo:font-size="10pt" style:font-size-asian="10pt" style:font-size-complex="10pt"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SourceText" style:display-name="Source Text" style:family="text">
      <style:text-properties style:font-name="Liberation Mono" style:font-name-asian="NSimSun" style:font-name-complex="Liberation Mono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3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3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3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3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3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3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RODOLFO FELIPE PEREIRA DOS SANTOS</dc:creator>
    <meta:creation-date>2025-09-10T18:08:00Z</meta:creation-date>
    <dc:date>2025-10-01T21:04:00Z</dc:date>
    <meta:template xlink:href="Normal" xlink:type="simple"/>
    <meta:editing-cycles>2</meta:editing-cycles>
    <meta:editing-duration>PT1200S</meta:editing-duration>
    <meta:document-statistic meta:page-count="3" meta:paragraph-count="8" meta:word-count="690" meta:character-count="4410" meta:row-count="31" meta:non-whitespace-character-count="3728"/>
  </office:meta>
</office:document-meta>
</file>